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76cm" svg:stroke-color="#ff3366" draw:fill="none" draw:fill-color="#ff3366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7" style:family="graphic" style:parent-style-name="objectwithoutfill">
      <style:graphic-properties svg:stroke-width="0.152cm" svg:stroke-color="#ffd320" draw:marker-start-width="0.427cm" draw:marker-end-width="0.427cm" draw:fill="none" draw:fill-color="#ff950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.712cm" fo:min-width="0cm" fo:padding-top="0.163cm" fo:padding-bottom="0.163cm" fo:padding-left="0.288cm" fo:padding-right="0.288cm"/>
    </style:style>
    <style:style style:name="gr9" style:family="graphic" style:parent-style-name="objectwithoutfill">
      <style:graphic-properties svg:stroke-width="0.076cm" svg:stroke-color="#ffd320" draw:marker-start-width="0.313cm" draw:marker-end-width="0.313cm" draw:fill="none" draw:fill-color="#ff950e" draw:textarea-vertical-align="middle" fo:padding-top="0.162cm" fo:padding-bottom="0.162cm" fo:padding-left="0.287cm" fo:padding-right="0.28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429cm" svg:x="1.127cm" svg:y="1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3.429cm" svg:x="12.303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1.254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1.38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1.381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1.254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1.254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1.376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1.376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921cm" svg:y1="4.81cm" svg:x2="7.921cm" svg:y2="6.08cm">
          <text:p/>
        </draw:line>
        <draw:frame draw:style-name="gr5" draw:layer="layout" svg:width="2.94cm" svg:height="1.114cm" svg:x="11.668cm" svg:y="0.902cm">
          <draw:text-box>
            <text:p>Legend:</text:p>
          </draw:text-box>
        </draw:frame>
        <draw:custom-shape draw:style-name="gr1" draw:text-style-name="P1" draw:layer="layout" svg:width="0.857cm" svg:height="0.635cm" svg:x="12.303cm" svg:y="2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57cm" svg:height="0.635cm" svg:x="12.303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57cm" svg:height="0.635cm" svg:x="12.303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2.335cm" svg:y1="5.064cm" svg:x2="13.192cm" svg:y2="5.064cm">
          <text:p/>
        </draw:line>
        <draw:frame draw:style-name="gr6" draw:layer="layout" svg:width="1.878cm" svg:height="1.038cm" svg:x="13.033cm" svg:y="1.867cm">
          <draw:text-box>
            <text:p>Chip</text:p>
          </draw:text-box>
        </draw:frame>
        <draw:frame draw:style-name="gr6" draw:layer="layout" svg:width="1.95cm" svg:height="1.038cm" svg:x="13.06cm" svg:y="2.756cm">
          <draw:text-box>
            <text:p>Core</text:p>
          </draw:text-box>
        </draw:frame>
        <draw:frame draw:style-name="gr6" draw:layer="layout" svg:width="2.407cm" svg:height="1.038cm" svg:x="13.06cm" svg:y="3.645cm">
          <draw:text-box>
            <text:p>Cache</text:p>
          </draw:text-box>
        </draw:frame>
        <draw:frame draw:style-name="gr6" draw:layer="layout" svg:width="3.012cm" svg:height="1.038cm" svg:x="13.06cm" svg:y="4.556cm">
          <draw:text-box>
            <text:p>QPI Link</text:p>
          </draw:text-box>
        </draw:frame>
        <draw:custom-shape draw:style-name="gr2" draw:text-style-name="P1" draw:layer="layout" svg:width="2.667cm" svg:height="2.159cm" svg:x="12.43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09cm" svg:height="1.016cm" svg:x="12.549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413cm" svg:height="0.762cm" svg:x="12.551cm" svg:y="6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67cm" svg:height="0.889cm" svg:x="12.424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281cm" svg:height="1.038cm" svg:x="13.111cm" svg:y="7.731cm">
          <draw:text-box>
            <text:p>L2</text:p>
          </draw:text-box>
        </draw:frame>
        <draw:line draw:style-name="gr7" draw:text-style-name="P1" draw:layer="layout" svg:x1="12.303cm" svg:y1="9.445cm" svg:x2="15.224cm" svg:y2="9.445cm">
          <text:p/>
        </draw:line>
        <draw:frame draw:style-name="gr8" draw:layer="layout" svg:width="1.281cm" svg:height="1.038cm" svg:x="13.111cm" svg:y="8.979cm">
          <draw:text-box>
            <text:p>L3</text:p>
          </draw:text-box>
        </draw:frame>
        <draw:frame draw:style-name="gr6" draw:layer="layout" svg:width="1.281cm" svg:height="1.038cm" svg:x="13.117cm" svg:y="6.715cm">
          <draw:text-box>
            <text:p>L1</text:p>
          </draw:text-box>
        </draw:frame>
        <draw:custom-shape draw:style-name="gr2" draw:text-style-name="P1" draw:layer="layout" svg:width="0.767cm" svg:height="1.016cm" svg:x="2.143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2.265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2.265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3.027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3.149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3.149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3.916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038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4.038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2.143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2.2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2.27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3.032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3.159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3.159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3.921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048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4.048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968cm" svg:y1="4.81cm" svg:x2="2.968cm" svg:y2="6.08cm">
          <text:p/>
        </draw:line>
        <draw:line draw:style-name="gr4" draw:text-style-name="P1" draw:layer="layout" svg:x1="4.81cm" svg:y1="3.095cm" svg:x2="6.08cm" svg:y2="3.095cm">
          <text:p/>
        </draw:line>
        <draw:line draw:style-name="gr4" draw:text-style-name="P1" draw:layer="layout" svg:x1="4.81cm" svg:y1="7.794cm" svg:x2="6.08cm" svg:y2="7.794cm">
          <text:p/>
        </draw:line>
        <draw:custom-shape draw:style-name="gr3" draw:text-style-name="P1" draw:layer="layout" svg:width="0.762cm" svg:height="0.381cm" svg:x="1.254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032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032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921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921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2.143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2.143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1" draw:layer="layout" svg:width="2.666cm" svg:height="0.507cm" svg:x="1.635cm" svg:y="2.841cm" svg:viewBox="0 0 2667 508" draw:points="889,0 1778,0 2667,0 2667,508 1778,508 889,508 0,508 0,0">
          <text:p/>
        </draw:polygon>
        <draw:custom-shape draw:style-name="gr1" draw:text-style-name="P1" draw:layer="layout" svg:width="3.683cm" svg:height="3.429cm" svg:x="6.08cm" svg:y="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16cm" svg:x="6.207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6.334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6.334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6.207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6.207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6.329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6.329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7.096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7.218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7.218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7.98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102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8.102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8.869cm" svg:y="1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991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8.991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7.096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7.22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7.223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7.985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112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8.112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8.874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9.00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9.001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6.207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985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985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8.874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8.874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096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096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83cm" svg:height="3.429cm" svg:x="1.12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16cm" svg:x="1.254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1.38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1.38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1.254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1.254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1.376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1.376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2.143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2.265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2.26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3.027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3.149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3.149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3.916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038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4.038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2.143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2.2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2.27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3.032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3.15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3.159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3.921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4.048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4.048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1.254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032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03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3.921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2.143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2.143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83cm" svg:height="3.429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16cm" svg:x="6.207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6.334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6.334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6.20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6.207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6.329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6.329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7.096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7.218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7.218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7.98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102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8.102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7cm" svg:height="1.016cm" svg:x="8.869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991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13cm" svg:height="0.381cm" svg:x="8.991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7.096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7.223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7.223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7.985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8.112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8.11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1.016cm" svg:x="8.874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254cm" svg:x="9.00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08cm" svg:height="0.381cm" svg:x="9.00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6.207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985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985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8.874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8.874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096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762cm" svg:height="0.381cm" svg:x="7.096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307cm" svg:y1="5.89cm" svg:x2="13.196cm" svg:y2="5.89cm">
          <text:p/>
        </draw:line>
        <draw:frame draw:style-name="gr6" draw:layer="layout" svg:width="3.148cm" svg:height="1.038cm" svg:x="13.065cm" svg:y="5.423cm">
          <draw:text-box>
            <text:p>Ring Bus</text:p>
          </draw:text-box>
        </draw:frame>
        <draw:custom-shape draw:style-name="gr3" draw:text-style-name="P1" draw:layer="layout" svg:width="0.857cm" svg:height="0.635cm" svg:x="12.304cm" svg:y="3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1" draw:layer="layout" svg:width="2.666cm" svg:height="0.507cm" svg:x="6.588cm" svg:y="2.841cm" svg:viewBox="0 0 2667 508" draw:points="889,0 1778,0 2667,0 2667,508 1778,508 889,508 0,508 0,0">
          <text:p/>
        </draw:polygon>
        <draw:polygon draw:style-name="gr9" draw:text-style-name="P1" draw:layer="layout" svg:width="2.666cm" svg:height="0.507cm" svg:x="1.635cm" svg:y="7.54cm" svg:viewBox="0 0 2667 508" draw:points="889,0 1778,0 2667,0 2667,508 1778,508 889,508 0,508 0,0">
          <text:p/>
        </draw:polygon>
        <draw:polygon draw:style-name="gr9" draw:text-style-name="P1" draw:layer="layout" svg:width="2.666cm" svg:height="0.507cm" svg:x="6.588cm" svg:y="7.54cm" svg:viewBox="0 0 2667 508" draw:points="889,0 1778,0 2667,0 2667,508 1778,508 889,508 0,508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7T15:29:23</meta:creation-date>
    <dc:date>2013-06-13T13:56:28</dc:date>
    <meta:editing-duration>PT25M48S</meta:editing-duration>
    <meta:editing-cycles>15</meta:editing-cycles>
    <meta:generator>LibreOffice/4.0.2.2$Linux_X86_64 LibreOffice_project/400m0$Build-2</meta:generator>
    <meta:document-statistic meta:object-count="161"/>
  </office:meta>
</office:document-meta>
</file>